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yuthi" svg:font-family="Dyuthi" style:font-pitch="variable"/>
    <style:font-face style:name="FreeSans" svg:font-family="FreeSans" style:font-family-generic="swiss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" style:family="graphic" style:parent-style-name="standard">
      <style:graphic-properties draw:stroke="none" svg:stroke-width="0.106cm" svg:stroke-color="#9e7e4d" draw:marker-start-width="0.359cm" draw:marker-end-width="0.359cm" draw:fill-color="#ffffff" draw:textarea-horizontal-align="justify" draw:textarea-vertical-align="middle" draw:auto-grow-height="false" fo:min-height="0.572cm" fo:min-width="0.371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212cm" svg:stroke-color="#784b04" draw:marker-start-width="0.516cm" draw:marker-end-width="0.516cm" draw:fill-color="#784b04" draw:textarea-horizontal-align="justify" draw:textarea-vertical-align="middle" draw:auto-grow-height="false" fo:min-height="0.304cm" fo:min-width="0.054cm" fo:padding-top="0.229cm" fo:padding-bottom="0.229cm" fo:padding-left="0.354cm" fo:padding-right="0.354cm"/>
    </style:style>
    <style:style style:name="gr4" style:family="graphic" style:parent-style-name="standard">
      <style:graphic-properties draw:stroke="none" draw:fill-color="#dcc6a2" draw:textarea-horizontal-align="justify" draw:textarea-vertical-align="middle" draw:auto-grow-height="false" fo:min-height="0.156cm" fo:min-width="0cm"/>
    </style:style>
    <style:style style:name="gr5" style:family="graphic" style:parent-style-name="standard">
      <style:graphic-properties draw:stroke="none" draw:fill="solid" draw:fill-color="#ccb896" draw:textarea-vertical-align="middle"/>
    </style:style>
    <style:style style:name="gr6" style:family="graphic" style:parent-style-name="standard">
      <style:graphic-properties draw:stroke="none" draw:fill="solid" draw:fill-color="#dcc6a2" draw:textarea-vertical-align="middle"/>
    </style:style>
    <style:style style:name="gr7" style:family="graphic" style:parent-style-name="standard">
      <style:graphic-properties draw:stroke="none" draw:fill-color="#ccb896" draw:textarea-horizontal-align="justify" draw:textarea-vertical-align="middle" draw:auto-grow-height="false" fo:min-height="0.156cm" fo:min-width="0cm"/>
    </style:style>
    <style:style style:name="gr8" style:family="graphic" style:parent-style-name="standard">
      <style:graphic-properties draw:stroke="none" draw:fill-color="#784b04" draw:textarea-vertical-align="middle"/>
    </style:style>
    <style:style style:name="gr9" style:family="graphic" style:parent-style-name="standard">
      <style:graphic-properties draw:stroke="none" draw:fill-color="#dddddd" draw:textarea-horizontal-align="justify" draw:textarea-vertical-align="middle" draw:auto-grow-height="false" fo:min-height="0.164cm" fo:min-width="0cm"/>
    </style:style>
    <style:style style:name="gr10" style:family="graphic" style:parent-style-name="standard">
      <style:graphic-properties draw:stroke="none" draw:fill="solid" draw:fill-color="#cccccc" draw:textarea-vertical-align="middle"/>
    </style:style>
    <style:style style:name="gr11" style:family="graphic" style:parent-style-name="standard">
      <style:graphic-properties draw:stroke="none" draw:fill="solid" draw:fill-color="#dddddd" draw:textarea-vertical-align="middle"/>
    </style:style>
    <style:style style:name="gr12" style:family="graphic" style:parent-style-name="standard">
      <style:graphic-properties draw:stroke="none" draw:fill-color="#cccccc" draw:textarea-horizontal-align="justify" draw:textarea-vertical-align="middle" draw:auto-grow-height="false" fo:min-height="0.164cm" fo:min-width="0cm"/>
    </style:style>
    <style:style style:name="gr13" style:family="graphic" style:parent-style-name="standard">
      <style:graphic-properties draw:stroke="none" draw:fill-color="#355269" draw:textarea-vertical-align="middle"/>
    </style:style>
    <style:style style:name="gr14" style:family="graphic" style:parent-style-name="standard">
      <style:graphic-properties draw:stroke="solid" svg:stroke-width="0.106cm" svg:stroke-color="#a38b68" draw:marker-start-width="0.359cm" draw:marker-end-width="0.359cm" draw:fill-color="#a38b68" draw:textarea-horizontal-align="justify" draw:textarea-vertical-align="middle" draw:auto-grow-height="false" fo:min-height="0.152cm" fo:min-width="0cm" fo:padding-top="0.178cm" fo:padding-bottom="0.178cm" fo:padding-left="0.303cm" fo:padding-right="0.303cm"/>
    </style:style>
    <style:style style:name="gr15" style:family="graphic" style:parent-style-name="standard">
      <style:graphic-properties draw:stroke="solid" svg:stroke-width="0.035cm" svg:stroke-color="#ffffff" draw:marker-start-width="0.253cm" draw:marker-end-width="0.253cm" draw:fill-color="#ffffff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6" style:family="graphic" style:parent-style-name="standard">
      <style:graphic-properties draw:stroke="none" svg:stroke-width="0.035cm" svg:stroke-color="#ffffff" draw:marker-start-width="0.253cm" draw:marker-end-width="0.253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7" style:family="graphic" style:parent-style-name="standard">
      <style:graphic-properties svg:stroke-width="0.035cm" svg:stroke-color="#ffffff" draw:marker-start-width="0.253cm" draw:marker-end-width="0.253cm" draw:fill="none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8" style:family="graphic" style:parent-style-name="standard">
      <style:graphic-properties draw:stroke="solid" svg:stroke-width="0.053cm" svg:stroke-color="#ccb896" draw:marker-start-width="0.28cm" draw:marker-end-width="0.28cm" draw:fill="solid" draw:fill-color="#ccb896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19" style:family="graphic" style:parent-style-name="standard">
      <style:graphic-properties draw:stroke="none" svg:stroke-width="0.106cm" svg:stroke-color="#ccb896" draw:marker-start-width="0.359cm" draw:marker-end-width="0.359cm" draw:fill="solid" draw:fill-color="#ccb896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0" style:family="graphic" style:parent-style-name="standard">
      <style:graphic-properties svg:stroke-width="0.053cm" svg:stroke-color="#ccb896" draw:marker-start-width="0.28cm" draw:marker-end-width="0.28cm" draw:fill="none" draw:fill-color="#ccb896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21" style:family="graphic" style:parent-style-name="standard">
      <style:graphic-properties draw:stroke="none" draw:fill-color="#dcc6a2" draw:textarea-horizontal-align="justify" draw:textarea-vertical-align="middle" draw:auto-grow-height="false" fo:min-height="0.107cm" fo:min-width="0cm"/>
    </style:style>
    <style:style style:name="gr22" style:family="graphic" style:parent-style-name="standard">
      <style:graphic-properties draw:stroke="none" draw:fill-color="#ccb896" draw:textarea-horizontal-align="justify" draw:textarea-vertical-align="middle" draw:auto-grow-height="false" fo:min-height="0.107cm" fo:min-width="0cm"/>
    </style:style>
    <style:style style:name="gr23" style:family="graphic" style:parent-style-name="standard">
      <style:graphic-properties draw:stroke="solid" svg:stroke-width="0.106cm" svg:stroke-color="#784b04" draw:marker-start-width="0.359cm" draw:marker-end-width="0.359cm" draw:fill-color="#784b04" draw:textarea-horizontal-align="justify" draw:textarea-vertical-align="middle" draw:auto-grow-height="false" fo:min-height="0.152cm" fo:min-width="0cm" fo:padding-top="0.178cm" fo:padding-bottom="0.178cm" fo:padding-left="0.303cm" fo:padding-right="0.303cm"/>
    </style:style>
    <style:style style:name="gr24" style:family="graphic" style:parent-style-name="standard">
      <style:graphic-properties draw:stroke="solid" svg:stroke-width="0.053cm" svg:stroke-color="#dcc6a2" draw:marker-start-width="0.28cm" draw:marker-end-width="0.28cm" draw:fill="solid" draw:fill-color="#dcc6a2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25" style:family="graphic" style:parent-style-name="standard">
      <style:graphic-properties draw:stroke="none" svg:stroke-width="0.106cm" svg:stroke-color="#dcc6a2" draw:marker-start-width="0.359cm" draw:marker-end-width="0.359cm" draw:fill="solid" draw:fill-color="#dcc6a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6" style:family="graphic" style:parent-style-name="standard">
      <style:graphic-properties svg:stroke-width="0.053cm" svg:stroke-color="#dcc6a2" draw:marker-start-width="0.28cm" draw:marker-end-width="0.28cm" draw:fill="none" draw:fill-color="#dcc6a2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222cm" fo:min-width="0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width="0.106cm" svg:stroke-color="#9e7e4d" draw:marker-start-width="0.359cm" draw:marker-end-width="0.359cm" draw:fill-color="#ffffff" draw:textarea-horizontal-align="justify" draw:textarea-vertical-align="middle" draw:auto-grow-height="false" fo:min-height="0.092cm" fo:min-width="0cm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solid" svg:stroke-width="0.053cm" svg:stroke-color="#ffffff" draw:marker-start-width="0.28cm" draw:marker-end-width="0.28cm" draw:fill-color="#ffff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1" style:family="graphic" style:parent-style-name="standard">
      <style:graphic-properties draw:stroke="none" svg:stroke-width="0.106cm" svg:stroke-color="#ffffff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32" style:family="graphic" style:parent-style-name="standard">
      <style:graphic-properties svg:stroke-width="0.053cm" svg:stroke-color="#ffffff" draw:marker-start-width="0.28cm" draw:marker-end-width="0.28cm" draw:fill="none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3" style:family="graphic" style:parent-style-name="standard">
      <style:graphic-properties svg:stroke-width="0.081cm" svg:stroke-color="#000000" draw:marker-start-width="0.322cm" draw:marker-end-width="0.322cm" draw:fill="none" draw:fill-color="#ffffff" draw:textarea-horizontal-align="justify" draw:textarea-vertical-align="middle" draw:auto-grow-height="false" fo:min-height="0.276cm" fo:min-width="0.026cm" fo:padding-top="0.166cm" fo:padding-bottom="0.166cm" fo:padding-left="0.291cm" fo:padding-right="0.291cm"/>
    </style:style>
    <style:style style:name="gr34" style:family="graphic" style:parent-style-name="standard">
      <style:graphic-properties draw:stroke="solid" svg:stroke-width="0.053cm" svg:stroke-color="#a38b68" draw:marker-start-width="0.28cm" draw:marker-end-width="0.28cm" draw:fill-color="#a38b68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5" style:family="graphic" style:parent-style-name="standard">
      <style:graphic-properties draw:stroke="none" svg:stroke-width="0.106cm" svg:stroke-color="#9e7e4d" draw:marker-start-width="0.359cm" draw:marker-end-width="0.359cm" draw:fill-color="#a38b68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36" style:family="graphic" style:parent-style-name="standard">
      <style:graphic-properties svg:stroke-width="0.053cm" svg:stroke-color="#a38b68" draw:marker-start-width="0.28cm" draw:marker-end-width="0.28cm" draw:fill="none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P1" style:family="paragraph">
      <style:text-properties style:font-name="Liberation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>
      <loext:graphic-properties draw:fill="none" draw:fill-color="#ffffff"/>
      <style:text-properties style:font-name="Liberation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784b04"/>
      <style:paragraph-properties fo:text-align="center"/>
    </style:style>
    <style:style style:name="P5" style:family="paragraph">
      <loext:graphic-properties draw:fill-color="#dcc6a2"/>
      <style:paragraph-properties fo:text-align="center"/>
    </style:style>
    <style:style style:name="P6" style:family="paragraph">
      <loext:graphic-properties draw:fill="solid" draw:fill-color="#ccb896"/>
      <style:paragraph-properties fo:text-align="center"/>
    </style:style>
    <style:style style:name="P7" style:family="paragraph">
      <loext:graphic-properties draw:fill="solid" draw:fill-color="#dcc6a2"/>
      <style:paragraph-properties fo:text-align="center"/>
    </style:style>
    <style:style style:name="P8" style:family="paragraph">
      <loext:graphic-properties draw:fill-color="#ccb896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355269"/>
      <style:paragraph-properties fo:text-align="center"/>
    </style:style>
    <style:style style:name="P14" style:family="paragraph">
      <loext:graphic-properties draw:fill-color="#a38b68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ccb896"/>
      <style:paragraph-properties fo:text-align="center"/>
    </style:style>
    <style:style style:name="P17" style:family="paragraph">
      <loext:graphic-properties draw:fill="none" draw:fill-color="#dcc6a2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beration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143cm" svg:height="1.038cm" svg:x="6.386cm" svg:y="7.04cm">
          <draw:text-box>
            <text:p text:style-name="P1"><text:span text:style-name="T1">i</text:span></text:p>
          </draw:text-box>
        </draw:frame>
        <draw:custom-shape draw:style-name="gr2" draw:text-style-name="P3" draw:layer="layout" svg:width="0.977cm" svg:height="0.928cm" svg:x="6.287cm" svg:y="5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762cm" svg:height="0.762cm" svg:x="9.342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353cm" svg:height="0.406cm" svg:x="9.32cm" svg:y="5.14cm">
          <text:p/>
          <draw:enhanced-geometry svg:viewBox="0 0 21600 21600" draw:type="rectangle" draw:enhanced-path="M 0 0 L 21600 0 21600 21600 0 21600 0 0 Z N"/>
        </draw:custom-shape>
        <draw:path draw:style-name="gr5" draw:text-style-name="P6" draw:layer="layout" svg:width="0.352cm" svg:height="0.068cm" svg:x="9.672cm" svg:y="5.071cm" svg:viewBox="0 0 353 69" svg:d="M0 69c0-76 75-82 166-53 91 30 165 24 165 24l22 29z">
          <text:p/>
        </draw:path>
        <draw:path draw:style-name="gr6" draw:text-style-name="P7" draw:layer="layout" svg:width="0.352cm" svg:height="0.068cm" svg:x="9.319cm" svg:y="5.071cm" svg:viewBox="0 0 353 69" svg:d="M353 69c0-76-75-82-166-53-91 30-165 24-165 24l-22 29z">
          <text:p/>
        </draw:path>
        <draw:custom-shape draw:style-name="gr7" draw:text-style-name="P8" draw:layer="layout" svg:width="0.352cm" svg:height="0.406cm" svg:x="9.674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" draw:text-style-name="P4" draw:layer="layout" svg:width="0.352cm" svg:height="0.068cm" svg:x="9.672cm" svg:y="5.477cm" svg:viewBox="0 0 353 69" svg:d="M0 69c0-76 75-82 166-53 91 30 165 24 165 24l22 29z">
          <text:p/>
        </draw:path>
        <draw:path draw:style-name="gr8" draw:text-style-name="P4" draw:layer="layout" svg:width="0.352cm" svg:height="0.068cm" svg:x="9.319cm" svg:y="5.477cm" svg:viewBox="0 0 353 69" svg:d="M353 69c0-76-75-82-166-53-91 30-165 24-165 24l-22 29z">
          <text:p/>
        </draw:path>
        <draw:custom-shape draw:style-name="gr9" draw:text-style-name="P9" draw:layer="layout" svg:width="0.359cm" svg:height="0.414cm" svg:x="7.695cm" svg:y="5.06cm">
          <text:p/>
          <draw:enhanced-geometry svg:viewBox="0 0 21600 21600" draw:type="rectangle" draw:enhanced-path="M 0 0 L 21600 0 21600 21600 0 21600 0 0 Z N"/>
        </draw:custom-shape>
        <draw:path draw:style-name="gr10" draw:text-style-name="P10" draw:layer="layout" svg:width="0.359cm" svg:height="0.07cm" svg:x="8.054cm" svg:y="4.99cm" svg:viewBox="0 0 360 71" svg:d="M0 71c0-78 76-84 169-54s169 24 169 24l22 30z">
          <text:p/>
        </draw:path>
        <draw:path draw:style-name="gr11" draw:text-style-name="P11" draw:layer="layout" svg:width="0.359cm" svg:height="0.07cm" svg:x="7.694cm" svg:y="4.99cm" svg:viewBox="0 0 360 71" svg:d="M360 71c0-78-76-84-169-54s-169 24-169 24l-22 30z">
          <text:p/>
        </draw:path>
        <draw:custom-shape draw:style-name="gr12" draw:text-style-name="P12" draw:layer="layout" svg:width="0.361cm" svg:height="0.414cm" svg:x="8.054cm" svg:y="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3" draw:text-style-name="P13" draw:layer="layout" svg:width="0.359cm" svg:height="0.07cm" svg:x="8.054cm" svg:y="5.403cm" svg:viewBox="0 0 360 71" svg:d="M0 71c0-78 76-84 169-54s169 24 169 24l22 30z">
          <text:p/>
        </draw:path>
        <draw:path draw:style-name="gr13" draw:text-style-name="P13" draw:layer="layout" svg:width="0.359cm" svg:height="0.07cm" svg:x="7.694cm" svg:y="5.403cm" svg:viewBox="0 0 360 71" svg:d="M360 71c0-78-76-84-169-54s-169 24-169 24l-22 30z">
          <text:p/>
        </draw:path>
        <draw:custom-shape draw:style-name="gr14" draw:text-style-name="P14" draw:layer="layout" svg:width="0.508cm" svg:height="0.508cm" svg:x="7.891cm" svg:y="6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024cm" svg:height="0.172cm" draw:transform="skewX (-0.0232128790515246) rotate (0.290248254606657) translate (8.175cm 6.5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035cm" svg:height="0.114cm" draw:transform="skewX (-0.0525344104850293) rotate (0.272794962086714) translate (8.149cm 6.4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0.258cm" svg:height="0.258cm" draw:transform="skewX (-0.00383972435438756) rotate (0.318348055563766) translate (7.968cm 6.2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8" draw:text-style-name="P6" draw:layer="layout" svg:width="0.027cm" svg:height="0.2cm" draw:transform="rotate (0.546811654649823) translate (8.149cm 4.5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0.042cm" svg:height="0.133cm" draw:transform="skewX (-0.0300196631343024) rotate (0.528136631653484) translate (8.103cm 4.5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6" draw:layer="layout" svg:width="0.301cm" svg:height="0.3cm" draw:transform="skewX (-0.00331612557878926) rotate (0.545589924173427) translate (7.844cm 4.35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1" draw:text-style-name="P5" draw:layer="layout" svg:width="0.31cm" svg:height="0.357cm" svg:x="7.784cm" svg:y="3.669cm">
            <text:p/>
            <draw:enhanced-geometry svg:viewBox="0 0 21600 21600" draw:type="rectangle" draw:enhanced-path="M 0 0 L 21600 0 21600 21600 0 21600 0 0 Z N"/>
          </draw:custom-shape>
          <draw:path draw:style-name="gr5" draw:text-style-name="P6" draw:layer="layout" svg:width="0.31cm" svg:height="0.06cm" svg:x="8.094cm" svg:y="3.609cm" svg:viewBox="0 0 311 61" svg:d="M0 61c0-67 66-72 146-47 80 26 145 21 145 21l20 26z">
            <text:p/>
          </draw:path>
          <draw:path draw:style-name="gr6" draw:text-style-name="P7" draw:layer="layout" svg:width="0.31cm" svg:height="0.06cm" svg:x="7.783cm" svg:y="3.609cm" svg:viewBox="0 0 311 61" svg:d="M311 61c0-67-66-72-146-47-81 26-146 21-146 21l-19 26z">
            <text:p/>
          </draw:path>
          <draw:custom-shape draw:style-name="gr22" draw:text-style-name="P8" draw:layer="layout" svg:width="0.31cm" svg:height="0.357cm" svg:x="8.095cm" svg:y="3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8" draw:text-style-name="P4" draw:layer="layout" svg:width="0.31cm" svg:height="0.06cm" svg:x="8.094cm" svg:y="3.965cm" svg:viewBox="0 0 311 61" svg:d="M0 61c0-67 66-72 146-47 80 26 145 21 145 21l20 26z">
            <text:p/>
          </draw:path>
          <draw:path draw:style-name="gr8" draw:text-style-name="P4" draw:layer="layout" svg:width="0.31cm" svg:height="0.06cm" svg:x="7.783cm" svg:y="3.965cm" svg:viewBox="0 0 311 61" svg:d="M311 61c0-67-66-72-146-47-81 26-146 21-146 21l-19 26z">
            <text:p/>
          </draw:path>
        </draw:g>
        <draw:custom-shape draw:style-name="gr23" draw:text-style-name="P4" draw:layer="layout" svg:width="0.508cm" svg:height="0.508cm" svg:x="7.891cm" svg:y="7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4" draw:text-style-name="P7" draw:layer="layout" svg:width="0.024cm" svg:height="0.172cm" draw:transform="skewX (-0.0232128790515246) rotate (0.519060919543114) translate (8.199cm 7.4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0.035cm" svg:height="0.114cm" draw:transform="skewX (-0.0525344104850293) rotate (0.50160762702317) translate (8.16cm 7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0.258cm" svg:height="0.258cm" draw:transform="skewX (-0.00383972435438756) rotate (0.547160720500222) translate (7.938cm 7.23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path draw:style-name="gr10" draw:text-style-name="P10" draw:layer="layout" svg:width="0.359cm" svg:height="0.07cm" svg:x="8.054cm" svg:y="5cm" svg:viewBox="0 0 360 71" svg:d="M0 71c0-78 76-84 169-54s169 24 169 24l22 30z">
          <text:p/>
        </draw:path>
        <draw:path draw:style-name="gr11" draw:text-style-name="P11" draw:layer="layout" svg:width="0.359cm" svg:height="0.07cm" svg:x="7.694cm" svg:y="5cm" svg:viewBox="0 0 360 71" svg:d="M360 71c0-78-76-84-169-54s-169 24-169 24l-22 30z">
          <text:p/>
        </draw:path>
        <draw:custom-shape draw:style-name="gr27" draw:text-style-name="P18" draw:layer="layout" svg:width="0.666cm" svg:height="0.666cm" svg:x="6.442cm" svg:y="5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308cm" svg:height="0.448cm" svg:x="6.621cm" svg:y="5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5" draw:layer="layout" svg:x1="6.775cm" svg:y1="5.301cm" svg:x2="6.775cm" svg:y2="5.749cm">
          <text:p/>
        </draw:line>
        <draw:path draw:style-name="gr5" draw:text-style-name="P6" draw:layer="layout" svg:width="0.352cm" svg:height="0.068cm" svg:x="9.672cm" svg:y="5.082cm" svg:viewBox="0 0 353 69" svg:d="M0 69c0-76 75-82 166-53 91 30 165 24 165 24l22 29z">
          <text:p/>
        </draw:path>
        <draw:path draw:style-name="gr6" draw:text-style-name="P7" draw:layer="layout" svg:width="0.352cm" svg:height="0.068cm" svg:x="9.319cm" svg:y="5.082cm" svg:viewBox="0 0 353 69" svg:d="M353 69c0-76-75-82-166-53-91 30-165 24-165 24l-22 29z">
          <text:p/>
        </draw:path>
        <draw:g>
          <draw:custom-shape draw:style-name="gr30" draw:text-style-name="P3" draw:layer="layout" svg:width="0.026cm" svg:height="0.196cm" draw:transform="skewX (-0.0153588974175501) rotate (0.533721685259866) translate (10.043cm 5.3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" draw:layer="layout" svg:width="0.042cm" svg:height="0.13cm" draw:transform="skewX (-0.0307177948351002) rotate (0.528136631653484) translate (9.998cm 5.3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5" draw:layer="layout" svg:width="0.295cm" svg:height="0.294cm" draw:transform="skewX (-0.00680678408277789) rotate (0.545589924173427) translate (9.744cm 5.12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path draw:style-name="gr8" draw:text-style-name="P4" draw:layer="layout" svg:width="0.352cm" svg:height="0.068cm" svg:x="9.672cm" svg:y="5.489cm" svg:viewBox="0 0 353 69" svg:d="M0 69c0-76 75-82 166-53 91 30 165 24 165 24l22 29z">
          <text:p/>
        </draw:path>
        <draw:path draw:style-name="gr8" draw:text-style-name="P4" draw:layer="layout" svg:width="0.352cm" svg:height="0.068cm" svg:x="9.319cm" svg:y="5.489cm" svg:viewBox="0 0 353 69" svg:d="M353 69c0-76-75-82-166-53-91 30-165 24-165 24l-22 29z">
          <text:p/>
        </draw:path>
        <draw:custom-shape draw:style-name="gr33" draw:text-style-name="P19" draw:layer="layout" svg:width="0.894cm" svg:height="0.894cm" svg:x="6.269cm" svg:y="7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0.762cm" svg:x="9.294cm" svg:y="8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5" draw:layer="layout" svg:width="0.353cm" svg:height="0.406cm" svg:x="9.359cm" svg:y="6.414cm">
            <text:p/>
            <draw:enhanced-geometry svg:viewBox="0 0 21600 21600" draw:type="rectangle" draw:enhanced-path="M 0 0 L 21600 0 21600 21600 0 21600 0 0 Z N"/>
          </draw:custom-shape>
          <draw:path draw:style-name="gr5" draw:text-style-name="P6" draw:layer="layout" svg:width="0.352cm" svg:height="0.068cm" svg:x="9.711cm" svg:y="6.345cm" svg:viewBox="0 0 353 69" svg:d="M0 69c0-76 75-82 166-53 91 30 165 24 165 24l22 29z">
            <text:p/>
          </draw:path>
          <draw:path draw:style-name="gr6" draw:text-style-name="P7" draw:layer="layout" svg:width="0.352cm" svg:height="0.068cm" svg:x="9.358cm" svg:y="6.345cm" svg:viewBox="0 0 353 69" svg:d="M353 69c0-76-75-82-166-53-91 30-165 24-165 24l-22 29z">
            <text:p/>
          </draw:path>
          <draw:custom-shape draw:style-name="gr7" draw:text-style-name="P8" draw:layer="layout" svg:width="0.352cm" svg:height="0.406cm" svg:x="9.713cm" svg:y="6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8" draw:text-style-name="P4" draw:layer="layout" svg:width="0.352cm" svg:height="0.068cm" svg:x="9.711cm" svg:y="6.751cm" svg:viewBox="0 0 353 69" svg:d="M0 69c0-76 75-82 166-53 91 30 165 24 165 24l22 29z">
            <text:p/>
          </draw:path>
          <draw:path draw:style-name="gr8" draw:text-style-name="P4" draw:layer="layout" svg:width="0.352cm" svg:height="0.068cm" svg:x="9.358cm" svg:y="6.751cm" svg:viewBox="0 0 353 69" svg:d="M353 69c0-76-75-82-166-53-91 30-165 24-165 24l-22 29z">
            <text:p/>
          </draw:path>
          <draw:path draw:style-name="gr5" draw:text-style-name="P6" draw:layer="layout" svg:width="0.352cm" svg:height="0.068cm" svg:x="9.711cm" svg:y="6.356cm" svg:viewBox="0 0 353 69" svg:d="M0 69c0-76 75-82 166-53 91 30 165 24 165 24l22 29z">
            <text:p/>
          </draw:path>
          <draw:path draw:style-name="gr6" draw:text-style-name="P7" draw:layer="layout" svg:width="0.352cm" svg:height="0.068cm" svg:x="9.358cm" svg:y="6.356cm" svg:viewBox="0 0 353 69" svg:d="M353 69c0-76-75-82-166-53-91 30-165 24-165 24l-22 29z">
            <text:p/>
          </draw:path>
        </draw:g>
        <draw:g>
          <draw:custom-shape draw:style-name="gr4" draw:text-style-name="P5" draw:layer="layout" svg:width="0.353cm" svg:height="0.406cm" svg:x="9.323cm" svg:y="8.305cm">
            <text:p/>
            <draw:enhanced-geometry svg:viewBox="0 0 21600 21600" draw:type="rectangle" draw:enhanced-path="M 0 0 L 21600 0 21600 21600 0 21600 0 0 Z N"/>
          </draw:custom-shape>
          <draw:path draw:style-name="gr5" draw:text-style-name="P6" draw:layer="layout" svg:width="0.352cm" svg:height="0.068cm" svg:x="9.675cm" svg:y="8.236cm" svg:viewBox="0 0 353 69" svg:d="M0 69c0-76 75-82 166-53 91 30 165 24 165 24l22 29z">
            <text:p/>
          </draw:path>
          <draw:path draw:style-name="gr6" draw:text-style-name="P7" draw:layer="layout" svg:width="0.352cm" svg:height="0.068cm" svg:x="9.322cm" svg:y="8.236cm" svg:viewBox="0 0 353 69" svg:d="M353 69c0-76-75-82-166-53-91 30-165 24-165 24l-22 29z">
            <text:p/>
          </draw:path>
          <draw:custom-shape draw:style-name="gr7" draw:text-style-name="P8" draw:layer="layout" svg:width="0.352cm" svg:height="0.406cm" svg:x="9.677cm" svg:y="8.3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8" draw:text-style-name="P4" draw:layer="layout" svg:width="0.352cm" svg:height="0.068cm" svg:x="9.675cm" svg:y="8.642cm" svg:viewBox="0 0 353 69" svg:d="M0 69c0-76 75-82 166-53 91 30 165 24 165 24l22 29z">
            <text:p/>
          </draw:path>
          <draw:path draw:style-name="gr8" draw:text-style-name="P4" draw:layer="layout" svg:width="0.352cm" svg:height="0.068cm" svg:x="9.322cm" svg:y="8.642cm" svg:viewBox="0 0 353 69" svg:d="M353 69c0-76-75-82-166-53-91 30-165 24-165 24l-22 29z">
            <text:p/>
          </draw:path>
          <draw:path draw:style-name="gr5" draw:text-style-name="P6" draw:layer="layout" svg:width="0.352cm" svg:height="0.068cm" svg:x="9.675cm" svg:y="8.247cm" svg:viewBox="0 0 353 69" svg:d="M0 69c0-76 75-82 166-53 91 30 165 24 165 24l22 29z">
            <text:p/>
          </draw:path>
          <draw:path draw:style-name="gr6" draw:text-style-name="P7" draw:layer="layout" svg:width="0.352cm" svg:height="0.068cm" svg:x="9.322cm" svg:y="8.247cm" svg:viewBox="0 0 353 69" svg:d="M353 69c0-76-75-82-166-53-91 30-165 24-165 24l-22 29z">
            <text:p/>
          </draw:path>
        </draw:g>
        <draw:g>
          <draw:custom-shape draw:style-name="gr4" draw:text-style-name="P5" draw:layer="layout" svg:width="0.353cm" svg:height="0.406cm" svg:x="9.359cm" svg:y="7.148cm">
            <text:p/>
            <draw:enhanced-geometry svg:viewBox="0 0 21600 21600" draw:type="rectangle" draw:enhanced-path="M 0 0 L 21600 0 21600 21600 0 21600 0 0 Z N"/>
          </draw:custom-shape>
          <draw:path draw:style-name="gr5" draw:text-style-name="P6" draw:layer="layout" svg:width="0.352cm" svg:height="0.068cm" svg:x="9.711cm" svg:y="7.079cm" svg:viewBox="0 0 353 69" svg:d="M0 69c0-76 75-82 166-53 91 30 165 24 165 24l22 29z">
            <text:p/>
          </draw:path>
          <draw:path draw:style-name="gr6" draw:text-style-name="P7" draw:layer="layout" svg:width="0.352cm" svg:height="0.068cm" svg:x="9.358cm" svg:y="7.079cm" svg:viewBox="0 0 353 69" svg:d="M353 69c0-76-75-82-166-53-91 30-165 24-165 24l-22 29z">
            <text:p/>
          </draw:path>
          <draw:custom-shape draw:style-name="gr7" draw:text-style-name="P8" draw:layer="layout" svg:width="0.352cm" svg:height="0.406cm" svg:x="9.713cm" svg:y="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8" draw:text-style-name="P4" draw:layer="layout" svg:width="0.352cm" svg:height="0.068cm" svg:x="9.711cm" svg:y="7.485cm" svg:viewBox="0 0 353 69" svg:d="M0 69c0-76 75-82 166-53 91 30 165 24 165 24l22 29z">
            <text:p/>
          </draw:path>
          <draw:path draw:style-name="gr8" draw:text-style-name="P4" draw:layer="layout" svg:width="0.352cm" svg:height="0.068cm" svg:x="9.358cm" svg:y="7.485cm" svg:viewBox="0 0 353 69" svg:d="M353 69c0-76-75-82-166-53-91 30-165 24-165 24l-22 29z">
            <text:p/>
          </draw:path>
          <draw:path draw:style-name="gr5" draw:text-style-name="P6" draw:layer="layout" svg:width="0.352cm" svg:height="0.068cm" svg:x="9.711cm" svg:y="7.09cm" svg:viewBox="0 0 353 69" svg:d="M0 69c0-76 75-82 166-53 91 30 165 24 165 24l22 29z">
            <text:p/>
          </draw:path>
          <draw:path draw:style-name="gr6" draw:text-style-name="P7" draw:layer="layout" svg:width="0.352cm" svg:height="0.068cm" svg:x="9.358cm" svg:y="7.09cm" svg:viewBox="0 0 353 69" svg:d="M353 69c0-76-75-82-166-53-91 30-165 24-165 24l-22 29z">
            <text:p/>
          </draw:path>
        </draw:g>
        <draw:g>
          <draw:custom-shape draw:style-name="gr34" draw:text-style-name="P14" draw:layer="layout" svg:width="0.029cm" svg:height="0.225cm" draw:transform="skewX (0.0488692190558413) rotate (0.58800142499689) translate (10.68cm 7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049cm" svg:height="0.151cm" draw:transform="skewX (-0.0528834763354282) rotate (0.509112542806746) translate (10.627cm 7.3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5" draw:layer="layout" svg:width="0.341cm" svg:height="0.34cm" draw:transform="skewX (-0.00890117918517112) rotate (0.546462588799425) translate (10.334cm 7.174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yuthi" svg:font-family="Dyuthi" style:font-pitch="variable"/>
    <style:font-face style:name="FreeSans" svg:font-family="FreeSans" style:font-family-generic="swiss" style:font-pitch="variable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9T11:52:18.741211346</meta:creation-date>
    <dc:date>2024-07-09T15:20:04.300286143</dc:date>
    <meta:editing-duration>PT20M36S</meta:editing-duration>
    <meta:editing-cycles>4</meta:editing-cycles>
    <meta:generator>LibreOffice/7.3.7.2$Linux_X86_64 LibreOffice_project/30$Build-2</meta:generator>
    <meta:document-statistic meta:object-count="81"/>
  </office:meta>
</office:document-meta>
</file>